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1" style:family="table-row">
      <style:table-row-properties style:min-row-height="1.101cm"/>
    </style:style>
    <style:style style:name="Tableau3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cd6cb" officeooo:paragraph-rsid="001cd6cb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0pt" officeooo:rsid="001cd6cb" officeooo:paragraph-rsid="001cd6cb" style:font-size-asian="10pt" style:font-size-complex="10p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size="10pt" officeooo:rsid="001cd6cb" officeooo:paragraph-rsid="001cd6cb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0pt" officeooo:rsid="001cd6cb" officeooo:paragraph-rsid="001cd6cb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officeooo:rsid="001cd6cb" officeooo:paragraph-rsid="001cd6cb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1cd6cb" officeooo:paragraph-rsid="001cd6cb" style:font-size-asian="10pt" style:font-size-complex="10pt"/>
    </style:style>
    <style:style style:name="P8" style:family="paragraph" style:parent-style-name="Standard">
      <style:text-properties fo:font-size="10pt" officeooo:rsid="0026485b" officeooo:paragraph-rsid="0026485b" style:font-size-asian="10pt" style:font-size-complex="10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size="10pt" officeooo:rsid="0026485b" officeooo:paragraph-rsid="0026485b" style:font-size-asian="10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20ec86" officeooo:paragraph-rsid="0020ec86" style:font-size-asian="10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218c7d" officeooo:paragraph-rsid="00218c7d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0pt" officeooo:rsid="00218c7d" officeooo:paragraph-rsid="00218c7d" style:font-size-asian="10pt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22c6bf" officeooo:paragraph-rsid="0022c6bf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fo:font-size="10pt" officeooo:rsid="0023b4b3" officeooo:paragraph-rsid="0023b4b3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fo:font-weight="bold" officeooo:rsid="001cd6cb" officeooo:paragraph-rsid="001cd6cb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pt" fo:font-weight="bold" officeooo:rsid="001cd6cb" officeooo:paragraph-rsid="001cd6cb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style="normal" officeooo:rsid="0022c6bf" officeooo:paragraph-rsid="0022c6bf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0pt" fo:font-style="normal" officeooo:rsid="00265d1a" officeooo:paragraph-rsid="0026485b" style:font-size-asian="10pt" style:font-style-asian="normal" style:font-size-complex="10pt" style:font-style-complex="normal"/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fo:font-size="10pt" fo:font-style="normal" officeooo:rsid="00265d1a" officeooo:paragraph-rsid="0026485b" style:font-size-asian="10pt" style:font-style-asian="normal" style:font-size-complex="10pt" style:font-style-complex="normal"/>
    </style:style>
    <style:style style:name="P20" style:family="paragraph" style:parent-style-name="Table_20_Contents">
      <style:paragraph-properties fo:text-align="justify" style:justify-single-word="false"/>
      <style:text-properties fo:font-size="9pt" officeooo:rsid="0023b4b3" officeooo:paragraph-rsid="0023b4b3" style:font-size-asian="9pt" style:font-size-complex="9pt"/>
    </style:style>
    <style:style style:name="P21" style:family="paragraph" style:parent-style-name="Table_20_Contents">
      <style:paragraph-properties fo:text-align="justify" style:justify-single-word="false"/>
      <style:text-properties fo:font-size="9pt" officeooo:rsid="0026485b" officeooo:paragraph-rsid="0026485b" style:font-size-asian="9pt" style:font-size-complex="9pt"/>
    </style:style>
    <style:style style:name="P22" style:family="paragraph" style:parent-style-name="Table_20_Contents">
      <style:paragraph-properties fo:text-align="justify" style:justify-single-word="false"/>
      <style:text-properties fo:font-size="9pt" officeooo:rsid="00265d1a" officeooo:paragraph-rsid="00265d1a" style:font-size-asian="9pt" style:font-size-complex="9pt"/>
    </style:style>
    <style:style style:name="P23" style:family="paragraph" style:parent-style-name="Table_20_Contents">
      <style:paragraph-properties fo:text-align="justify" style:justify-single-word="false"/>
      <style:text-properties fo:font-size="9pt" fo:font-weight="normal" officeooo:rsid="00252262" officeooo:paragraph-rsid="0026485b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fo:font-size="9pt" fo:font-weight="normal" officeooo:rsid="0026485b" officeooo:paragraph-rsid="0026485b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fo:font-size="9pt" fo:font-style="normal" fo:font-weight="normal" officeooo:rsid="00252262" officeooo:paragraph-rsid="00265d1a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fo:font-size="9pt" officeooo:rsid="001e707b" officeooo:paragraph-rsid="001fcc6a" style:font-size-asian="9pt" style:font-size-complex="9pt"/>
    </style:style>
    <style:style style:name="P2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9pt" officeooo:rsid="001e707b" officeooo:paragraph-rsid="001e707b" style:font-size-asian="9pt" style:font-size-complex="9pt"/>
    </style:style>
    <style:style style:name="P28" style:family="paragraph" style:parent-style-name="Standard" style:list-style-name="L1">
      <style:paragraph-properties fo:text-align="justify" style:justify-single-word="false"/>
      <style:text-properties fo:font-size="9pt" officeooo:paragraph-rsid="001fcc6a" style:font-size-asian="9pt" style:font-size-complex="9pt"/>
    </style:style>
    <style:style style:name="P29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paragraph-rsid="001fcc6a" style:font-size-asian="9pt" style:font-size-complex="9pt"/>
    </style:style>
    <style:style style:name="P30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9pt" officeooo:rsid="001fcc6a" officeooo:paragraph-rsid="001fcc6a" style:font-size-asian="9pt" style:font-size-complex="9pt"/>
    </style:style>
    <style:style style:name="P3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9pt" style:text-underline-style="solid" style:text-underline-width="auto" style:text-underline-color="font-color" officeooo:rsid="001fcc6a" officeooo:paragraph-rsid="001fcc6a" style:font-size-asian="9pt" style:font-size-complex="9pt"/>
    </style:style>
    <style:style style:name="P32" style:family="paragraph" style:parent-style-name="Standard" style:list-style-name="L2">
      <style:paragraph-properties fo:text-align="justify" style:justify-single-word="false"/>
      <style:text-properties fo:font-size="10pt" officeooo:paragraph-rsid="001fcc6a" style:font-size-asian="10pt" style:font-size-complex="10pt"/>
    </style:style>
    <style:style style:name="P33" style:family="paragraph" style:parent-style-name="Standard" style:list-style-name="L5">
      <style:paragraph-properties fo:text-align="justify" style:justify-single-word="false"/>
      <style:text-properties fo:font-size="10pt" officeooo:paragraph-rsid="0022c6bf" style:font-size-asian="10pt" style:font-size-complex="10pt"/>
    </style:style>
    <style:style style:name="P34" style:family="paragraph" style:parent-style-name="Standard" style:list-style-name="L3">
      <style:paragraph-properties fo:text-align="justify" style:justify-single-word="false"/>
      <style:text-properties fo:font-size="10pt" officeooo:rsid="0020ec86" officeooo:paragraph-rsid="0020ec86" style:font-size-asian="10pt" style:font-size-complex="10pt"/>
    </style:style>
    <style:style style:name="P3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0pt" officeooo:rsid="001cd6cb" officeooo:paragraph-rsid="001cd6cb" style:font-size-asian="10pt" style:font-size-complex="10pt"/>
    </style:style>
    <style:style style:name="P36" style:family="paragraph" style:parent-style-name="Standard" style:list-style-name="L3">
      <style:paragraph-properties fo:text-align="justify" style:justify-single-word="false"/>
      <style:text-properties fo:font-size="10pt" fo:font-style="italic" fo:font-weight="bold" officeooo:rsid="0020ec86" officeooo:paragraph-rsid="0020ec86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Standard">
      <style:paragraph-properties fo:margin-left="2.501cm" fo:margin-right="0cm" fo:text-indent="0cm" style:auto-text-indent="false"/>
      <style:text-properties fo:font-size="10pt" fo:font-style="normal" officeooo:rsid="00265d1a" officeooo:paragraph-rsid="0026485b" style:font-size-asian="10pt" style:font-style-asian="normal" style:font-size-complex="10pt" style:font-style-complex="normal"/>
    </style:style>
    <style:style style:name="P38" style:family="paragraph" style:parent-style-name="Standard">
      <style:paragraph-properties fo:text-align="center" style:justify-single-word="false"/>
      <style:text-properties officeooo:rsid="001cd6cb" officeooo:paragraph-rsid="001cd6cb"/>
    </style:style>
    <style:style style:name="P39" style:family="paragraph" style:parent-style-name="Standard">
      <style:paragraph-properties fo:text-align="center" style:justify-single-word="false"/>
      <style:text-properties officeooo:rsid="002d07d9" officeooo:paragraph-rsid="002d07d9"/>
    </style:style>
    <style:style style:name="P40" style:family="paragraph" style:parent-style-name="Table_20_Contents" style:list-style-name="L4">
      <style:paragraph-properties fo:text-align="justify" style:justify-single-word="false"/>
      <style:text-properties fo:font-size="9pt" officeooo:paragraph-rsid="00252262" style:font-size-asian="9pt" style:font-size-complex="9pt"/>
    </style:style>
    <style:style style:name="P41" style:family="paragraph" style:parent-style-name="Table_20_Contents" style:list-style-name="L4">
      <style:paragraph-properties fo:text-align="justify" style:justify-single-word="false"/>
      <style:text-properties fo:font-size="9pt" officeooo:rsid="00252262" officeooo:paragraph-rsid="0026485b" style:font-size-asian="9pt" style:font-size-complex="9pt"/>
    </style:style>
    <style:style style:name="P42" style:family="paragraph" style:parent-style-name="Table_20_Contents">
      <style:paragraph-properties fo:text-align="justify" style:justify-single-word="false"/>
      <style:text-properties fo:font-size="9pt" officeooo:rsid="0026485b" officeooo:paragraph-rsid="002c0e0e" style:font-size-asian="9pt" style:font-size-complex="9pt"/>
    </style:style>
    <style:style style:name="P43" style:family="paragraph" style:parent-style-name="Table_20_Contents">
      <style:paragraph-properties fo:text-align="justify" style:justify-single-word="false"/>
      <style:text-properties fo:font-size="9pt" officeooo:rsid="0026485b" officeooo:paragraph-rsid="00265d1a" style:font-size-asian="9pt" style:font-size-complex="9pt"/>
    </style:style>
    <style:style style:name="P44" style:family="paragraph" style:parent-style-name="Table_20_Contents">
      <style:paragraph-properties fo:text-align="justify" style:justify-single-word="false"/>
      <style:text-properties fo:font-size="9pt" style:text-underline-style="solid" style:text-underline-width="auto" style:text-underline-color="font-color" fo:font-weight="bold" officeooo:rsid="0027c4e1" officeooo:paragraph-rsid="0027c4e1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707b" style:font-weight-asian="bold" style:font-weight-complex="bold"/>
    </style:style>
    <style:style style:name="T3" style:family="text">
      <style:text-properties fo:font-weight="bold" officeooo:rsid="001fcc6a" style:font-weight-asian="bold" style:font-weight-complex="bold"/>
    </style:style>
    <style:style style:name="T4" style:family="text">
      <style:text-properties fo:font-weight="bold" officeooo:rsid="0022c6bf" style:font-weight-asian="bold" style:font-weight-complex="bold"/>
    </style:style>
    <style:style style:name="T5" style:family="text">
      <style:text-properties fo:font-weight="bold" officeooo:rsid="00252262" style:font-weight-asian="bold" style:font-weight-complex="bold"/>
    </style:style>
    <style:style style:name="T6" style:family="text">
      <style:text-properties fo:font-weight="bold" officeooo:rsid="0026485b" style:font-weight-asian="bold" style:font-weight-complex="bold"/>
    </style:style>
    <style:style style:name="T7" style:family="text">
      <style:text-properties fo:font-weight="bold" officeooo:rsid="00265d1a" style:font-weight-asian="bold" style:font-weight-complex="bold"/>
    </style:style>
    <style:style style:name="T8" style:family="text">
      <style:text-properties fo:font-weight="bold" officeooo:rsid="0027c4e1" style:font-weight-asian="bold" style:font-weight-complex="bold"/>
    </style:style>
    <style:style style:name="T9" style:family="text">
      <style:text-properties fo:font-weight="bold" officeooo:rsid="002c0e0e" style:font-weight-asian="bold" style:font-weight-complex="bold"/>
    </style:style>
    <style:style style:name="T10" style:family="text">
      <style:text-properties officeooo:rsid="001e707b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2c6bf" style:font-style-asian="italic" style:font-style-complex="italic"/>
    </style:style>
    <style:style style:name="T13" style:family="text">
      <style:text-properties fo:font-style="italic" officeooo:rsid="00252262" style:font-style-asian="italic" style:font-style-complex="italic"/>
    </style:style>
    <style:style style:name="T14" style:family="text">
      <style:text-properties fo:font-style="italic" officeooo:rsid="00265d1a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2c6bf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1fcc6a"/>
    </style:style>
    <style:style style:name="T19" style:family="text">
      <style:text-properties officeooo:rsid="0022c6bf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2c6bf" style:font-weight-asian="normal" style:font-weight-complex="normal"/>
    </style:style>
    <style:style style:name="T22" style:family="text">
      <style:text-properties fo:font-weight="normal" officeooo:rsid="0026485b" style:font-weight-asian="normal" style:font-weight-complex="normal"/>
    </style:style>
    <style:style style:name="T23" style:family="text">
      <style:text-properties fo:font-weight="normal" officeooo:rsid="00265d1a" style:font-weight-asian="normal" style:font-weight-complex="normal"/>
    </style:style>
    <style:style style:name="T24" style:family="text">
      <style:text-properties fo:font-weight="normal" officeooo:rsid="002c0e0e" style:font-weight-asian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22c6bf" style:font-style-asian="normal" style:font-style-complex="normal"/>
    </style:style>
    <style:style style:name="T27" style:family="text">
      <style:text-properties fo:font-style="normal" officeooo:rsid="00265d1a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65d1a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52262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7c4e1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265d1a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27c4e1" style:font-style-asian="normal" style:font-weight-asian="bold" style:font-style-complex="normal" style:font-weight-complex="bold"/>
    </style:style>
    <style:style style:name="T35" style:family="text">
      <style:text-properties officeooo:rsid="0023b4b3"/>
    </style:style>
    <style:style style:name="T36" style:family="text">
      <style:text-properties officeooo:rsid="00252262"/>
    </style:style>
    <style:style style:name="T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officeooo:rsid="00265d1a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fo:font-size="9pt" officeooo:rsid="00252262" style:font-size-asian="9pt" style:font-size-complex="9pt"/>
    </style:style>
    <style:style style:name="T41" style:family="text">
      <style:text-properties officeooo:rsid="002a2a47"/>
    </style:style>
    <style:style style:name="T42" style:family="text">
      <style:text-properties officeooo:rsid="002c0e0e"/>
    </style:style>
    <style:style style:name="T43" style:family="text">
      <style:text-properties fo:font-size="15pt" fo:font-weight="bold" style:font-size-asian="15pt" style:font-weight-asian="bold" style:font-size-complex="15pt" style:font-weight-complex="bold"/>
    </style:style>
    <style:style style:name="T44" style:family="text">
      <style:text-properties fo:font-size="15pt" fo:font-weight="bold" officeooo:rsid="002c0e0e" style:font-size-asian="15pt" style:font-weight-asian="bold" style:font-size-complex="15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éthodologie :</text:p>
      <text:p text:style-name="P39"><text:span text:style-name="T44">A</text:span><text:span text:style-name="T43">rgumenter en philosophie</text:span></text:p>
      <text:p text:style-name="P38"><text:span text:style-name="T44"/></text:p>
      <text:p text:style-name="P16">I. Le vocabulaire de l’argumentation</text:p>
      <text:p text:style-name="P3"/>
      <text:p text:style-name="P6">Un <text:span text:style-name="T1">argument</text:span> <text:span text:style-name="T10">est une justification pour une proposition donnée.</text:span></text:p>
      <text:p text:style-name="P27">L’argument se distingue de la <text:span text:style-name="T1">démonstration</text:span>, dans la mesure où une bonne démonstration vous <text:span text:style-name="T1">force</text:span> absolument à croire sa conclusion. L’argument, lui, peut être plus ou moins bon, mais il n’est jamais <text:span text:style-name="T11">absolument contraignant</text:span>.</text:p>
      <text:p text:style-name="P3"/>
      <text:p text:style-name="P6">Une <text:span text:style-name="T1">thèse</text:span> est une <text:span text:style-name="T10">proposition</text:span> <text:span text:style-name="T1">générale</text:span> que quelqu’un <text:span text:style-name="T18">pose comme</text:span> vraie et essaye de défendre avec un certain nombre d’arguments.</text:p>
      <text:list xml:id="list1124836273" text:style-name="L1">
        <text:list-item>
          <text:p text:style-name="P26">« Aujourd’hui, il fa<text:span text:style-name="T41">i</text:span>t beau » n’est pas une thèse, parce que ce n’est pas une proposition générale, et parce que je n’ai pas besoin de construire des arguments pour vous en convaincre.</text:p>
        </text:list-item>
        <text:list-item>
          <text:p text:style-name="P28"><text:span text:style-name="T10">Par contre, si je crois vrai que « le bonheur est une illusion » et que j’essaye de vous en convaincre, c’est bien une </text:span><text:span text:style-name="T2">thèse</text:span><text:span text:style-name="T10">.</text:span></text:p>
        </text:list-item>
      </text:list>
      <text:p text:style-name="P3"/>
      <text:p text:style-name="P3">Une <text:span text:style-name="T1">hypothèse</text:span> <text:span text:style-name="T10">est une proposition que quelqu’un </text:span><text:span text:style-name="T18">pose comme </text:span><text:span text:style-name="T10">vraie, mais pour laquelle il n’a </text:span><text:span text:style-name="T2">pas d’arguments</text:span><text:span text:style-name="T10">, </text:span><text:span text:style-name="T18">ou des arguments qu’il sait </text:span><text:span text:style-name="T3">insuffisants.</text:span></text:p>
      <text:p text:style-name="P3"/>
      <text:p text:style-name="P6">Un <text:span text:style-name="T1">raisonnement</text:span> <text:span text:style-name="T18">est un enchaînement logique de propositions, tel que si les propositions de départ (les prémisses) sont vraies, la proposition finale (la conclusion) est nécessairement vraie.</text:span></text:p>
      <text:p text:style-name="P31">Par exemple :</text:p>
      <text:p text:style-name="P30">Tous les hommes sont mortels<text:tab/><text:tab/>) les prémisses<text:tab/><text:tab/>)</text:p>
      <text:p text:style-name="P30"><text:span text:style-name="T1">Or</text:span> Socrate est un homme<text:tab/><text:tab/><text:tab/>)<text:tab/><text:tab/><text:tab/>) le raisonnement</text:p>
      <text:p text:style-name="P30">-----------------------------------------<text:tab/><text:tab/><text:tab/><text:tab/><text:tab/>)</text:p>
      <text:p text:style-name="P29"><text:span text:style-name="T3">Donc</text:span><text:span text:style-name="T18"> Socrate est mortel<text:tab/><text:tab/><text:tab/>) la conclusion<text:tab/><text:tab/>)</text:span></text:p>
      <text:p text:style-name="P3"/>
      <text:p text:style-name="P15">II. Comment rédiger de la philosophie ?</text:p>
      <text:p text:style-name="P35"/>
      <text:p text:style-name="P11">Ici la règle est très simple : <text:span text:style-name="T15">« Un paragraphe par idée, une idée par paragraphe »</text:span></text:p>
      <text:p text:style-name="P12"/>
      <text:p text:style-name="P11">Le découpage en paragraphes de votre travail va être une façon de manifester sa structure logique : quelles sont les ruptures ? Comment s’articule votre propos ?</text:p>
      <text:p text:style-name="P13">Pour rédiger un paragraphe argumenté, vous <text:span text:style-name="T11">pouvez</text:span> utiliser les <text:span text:style-name="T38">deux </text:span>astuces suivantes, qui vous permettront de gagner en clarté :</text:p>
      <text:list xml:id="list2645508053" text:style-name="L5">
        <text:list-item>
          <text:p text:style-name="P33"><text:span text:style-name="T4">La première phrase</text:span><text:span text:style-name="T21"> de votre</text:span><text:span text:style-name="T19"> paragraphe peut formuler aussi clairement que possible l’idée générale (votre thèse).</text:span></text:p>
        </text:list-item>
        <text:list-item>
          <text:p text:style-name="P33"><text:span text:style-name="T4">La dernière phrase </text:span><text:span text:style-name="T21">de</text:span><text:span text:style-name="T19"> votre paragraphe peut revenir vers la question générale à laquelle vous répondez, et montrer ce que votre paragraphe vous a appris à ce sujet. Vous pouvez également construire une transition vers le paragraphe suivant, mais attention à ce que cette transition ne soit pas </text:span><text:span text:style-name="T16">artificielle </text:span><text:span text:style-name="T19">: elle ne doit surtout pas correspondre à une simple répétition de l’idée qui va suivre. Une bonne transition consiste plutôt à montrer </text:span><text:span text:style-name="T12">pour quelle raison il est nécessaire de passer à l’idée suivante</text:span><text:span text:style-name="T26">.</text:span></text:p>
        </text:list-item>
      </text:list>
      <text:p text:style-name="P17"/>
      <text:p text:style-name="P8"><text:span text:style-name="T27">Par ailleurs, il va </text:span><text:span text:style-name="T25">falloir </text:span><text:span text:style-name="T14">argumenter</text:span><text:span text:style-name="T25"> vos thèses </text:span><text:span text:style-name="T27">dans le corps de votre paragraphe :</text:span></text:p>
      <text:p text:style-name="P9"><text:span text:style-name="T27">1. Avec une </text:span><text:span text:style-name="T33">distinction conceptuelle</text:span><text:span text:style-name="T29"> ou une analyse de concept </text:span><text:span text:style-name="T27">(exemple : faire la différence entre particulier et universel, entre croyance et savoir, etc.)</text:span></text:p>
      <text:p text:style-name="P9"><text:span text:style-name="T27">2. Avec un </text:span><text:span text:style-name="T33">raisonnement</text:span><text:span text:style-name="T27">. Ce raisonnement peut être :</text:span></text:p>
      <text:p text:style-name="P18"><text:tab/><text:tab/>a. Repris d'un auteur de philosophie (le cours vous sera évidemment très utile ici)</text:p>
      <text:p text:style-name="P18"><text:tab/><text:tab/>b. Inventé par vous (mais attention à être bien rigoureux dans votre pensée !)</text:p>
      <text:p text:style-name="P9"><text:span text:style-name="T27">3. Avec un </text:span><text:span text:style-name="T33">exemple</text:span><text:span text:style-name="T27">.</text:span></text:p>
      <text:p text:style-name="P19">a. Au mieux, tiré de votre culture générale, de l'histoire, d'une œuvre littéraire ou artistique au sens large (roman, film...)</text:p>
      <text:p text:style-name="P19">b. Sinon, inventé par vous. Attention aux exemples triviaux : restez dans le réel et dans le sérieux. Inventer un exemple vous donne la justification la plus faible, mais ça reste mieux que rien.</text:p>
      <text:p text:style-name="P19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44">Exemple de paragraphe argumenté :</text:p>
            <text:p text:style-name="P42"><text:span text:style-name="T1"><text:tab/></text:span><text:span text:style-name="T23">S’il est exact que nous ne supportons pas de nous contredire consciemment, il faut en revanche dire </text:span><text:span text:style-name="T8">[thèse] </text:span><text:span text:style-name="T23">qu’</text:span><text:span text:style-name="T7">il est très facile de se contredire sans le savoir</text:span><text:span text:style-name="T23">. </text:span><text:span text:style-name="T34">[exemple]</text:span><text:span text:style-name="T23"> </text:span><text:span text:style-name="T29">On peut éclairer ce point en s’appuyant sur l’exemple de la méthode socratique : grâce à d’habiles questions, Socrate montre à son interlocuteur qu’il se contredisait, et qu’il ne savait pas qu’il se contredisai</text:span><text:span text:style-name="T31">t</text:span><text:span text:style-name="T29">. Tu penses, </text:span><text:span text:style-name="T31">dit Socrate,</text:span><text:span text:style-name="T29"> que le courage c’est le fait de ne jamais avoir peur, mais l’homme qui n’aurait jamais peur par ignorance du danger, tu refuses de l’appeler courageux ; tu </text:span><text:span text:style-name="T31">n’es pas d’accord avec ce que tu dis toi-même</text:span><text:span text:style-name="T29"> et tu l’ignores.</text:span><text:span text:style-name="T31"> </text:span><text:span text:style-name="T34">[conclusion] </text:span><text:span text:style-name="T31">Comme le montre l’exemple socratique,</text:span><text:span text:style-name="T29"> </text:span><text:span text:style-name="T31">l</text:span><text:span text:style-name="T29">es implications contradictoires de mes pensées ne peuvent en fait m’apparaître qu’au prix d’un effort de réflexion </text:span><text:span text:style-name="T31">radical et méthodique. <text:s/></text:span><text:span text:style-name="T34">[transition]</text:span><text:span text:style-name="T31"> Pourtant,</text:span><text:span text:style-name="T29"> qui ferait volontairement c</text:span><text:span text:style-name="T31">et </text:span><text:span text:style-name="T29">effort, </text:span><text:span text:style-name="T31">s’il ne mène qu’à la prise de conscience inconfortable de notre ignorance ?</text:span></text:p>
            <text:p text:style-name="P43"><text:span text:style-name="T34"><text:tab/>Il faut donc dire que cette prise de conscience ne peut venir que de la rencontre avec autrui. [thèse] </text:span><text:span text:style-name="T31">Etc...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20:28:31.781000000</meta:creation-date>
    <dc:title>Page vierge</dc:title>
    <meta:generator>LibreOffice/7.2.5.2$Windows_X86_64 LibreOffice_project/499f9727c189e6ef3471021d6132d4c694f357e5</meta:generator>
    <meta:editing-duration>PT35M33S</meta:editing-duration>
    <meta:editing-cycles>8</meta:editing-cycles>
    <meta:initial-creator>Vivien Mirebeau</meta:initial-creator>
    <dc:date>2022-10-12T07:07:16.766000000</dc:date>
    <meta:document-statistic meta:table-count="1" meta:image-count="0" meta:object-count="0" meta:page-count="1" meta:paragraph-count="33" meta:word-count="699" meta:character-count="4277" meta:non-whitespace-character-count="3595"/>
    <meta:template xlink:type="simple" xlink:actuate="onRequest" xlink:title="Page vierge" xlink:href="../../../../../AppData/Roaming/LibreOffice/4/user/template/Page%20vierge1.ott" meta:date="2021-11-09T20:28:31.479000000"/>
  </office:meta>
</office:document-meta>
</file>